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25-01-2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24-01-18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23-02-0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22-09-07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21-01-20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20-09-24 0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20-01-27 0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9-09-12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9-06-17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9-04-25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9-01-28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8-09-17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8-05-16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8-01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7-09-1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7-05-1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7-01-24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6-09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6-05-03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6-01-1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5-08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4</text:p>
          </table:table-cell>
          <table:table-cell office:value-type="string" calcext:value-type="string">
            <text:p>ALRS-007</text:p>
          </table:table-cell>
          <table:table-cell office:value-type="string" calcext:value-type="string">
            <text:p>2015-05-18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